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fo:font-weight="bold" style:font-weight-asian="bold" style:font-weight-complex="bold"/>
    </style:style>
    <style:style style:name="P3" style:family="paragraph" style:parent-style-name="Standard">
      <style:text-properties fo:language="es" fo:country="ES" style:text-underline-style="none"/>
    </style:style>
    <style:style style:name="P4" style:family="paragraph" style:parent-style-name="Standard">
      <style:text-properties fo:language="es" fo:country="ES" style:text-underline-style="none" fo:font-weight="bold" style:font-weight-asian="bold" style:font-weight-complex="bold"/>
    </style:style>
    <style:style style:name="P5" style:family="paragraph" style:parent-style-name="Standard">
      <style:text-properties fo:language="es" fo:country="ES" style:text-underline-style="none" fo:font-weight="normal" style:font-weight-asian="normal" style:font-weight-complex="normal"/>
    </style:style>
    <style:style style:name="P6" style:family="paragraph" style:parent-style-name="Standard">
      <style:text-properties fo:language="es" fo:country="ES" style:text-underline-style="none"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Martes 01 – 02</text:p>
      <text:p text:style-name="P1"/>
      <text:p text:style-name="P1">Asistencia de 9 niños, conformado en su mayoria por Prekinder y Maternal.</text:p>
      <text:p text:style-name="P1"/>
      <text:p text:style-name="P1">Matias es el niño más inquieto.</text:p>
      <text:p text:style-name="P1">Hay que modificar el plan para que los niños sigan las indicaciones.</text:p>
      <text:p text:style-name="P1">Llevar equipo propio.</text:p>
      <text:p text:style-name="P1"/>
      <text:p text:style-name="P1">Se trabajó Escala musical con sus notas musicales, esta actividad gusto mucho. Se inició ritmo We will rockyou, quedo en proceso, hay que simplificar. Piano de colores no iniciado.<text:span text:style-name="T1"> Apreciación musical o iniciado. </text:span></text:p>
      <text:p text:style-name="P3"/>
      <text:p text:style-name="P3">** Grupo por Telegram</text:p>
      <text:p text:style-name="P3"/>
      <text:p text:style-name="P3"/>
      <text:p text:style-name="P4">Martes 07 – 02 </text:p>
      <text:p text:style-name="P4"/>
      <text:p text:style-name="P5">Asistencia de 15 niños, solo dos de preparatorio (Valeria y Andrea de Prepa A) y dos de kinder (JJ y Lina). Lina mostró una conducta excelente para su edad en el KM.</text:p>
      <text:p text:style-name="P5"/>
      <text:p text:style-name="P5">Matias estuvo mucho mas quieto.</text:p>
      <text:p text:style-name="P5">No se pudo realizar la actividad rítmica con indicaciones con dibujo, se necesita más preparación.</text:p>
      <text:p text:style-name="P5">El jueves hay que abrir grupos de Telegram Whatsapp</text:p>
      <text:p text:style-name="P5"/>
      <text:p text:style-name="P5">Se trabajó ritmo de negra con el cuerpo, y indicaciones de manejo conductual, esta ultima funciono muy bien , hay que reforzar mucho aún.</text:p>
      <text:p text:style-name="P5"/>
      <text:p text:style-name="P4"/>
      <text:p text:style-name="P4">Jueves 10 – 02 </text:p>
      <text:p text:style-name="P5"/>
      <text:p text:style-name="P5">Aistencia 5 niños</text:p>
      <text:p text:style-name="P5">Arantza, Andrea, Emma, AnaPaula y Javier</text:p>
      <text:p text:style-name="P5"/>
      <text:p text:style-name="P5">Javier se encontraba cansado y no quizo participar.</text:p>
      <text:p text:style-name="P5">Emma y Arantza tienen buen ritmo cuando se concentran con xxxx hay que trabajar más, Andrea posea un buen dominio de las Negras pero se puede dejar llevar por lo demas.</text:p>
      <text:p text:style-name="P5"/>
      <text:p text:style-name="P5">Se trabajó la escala música marcando las alturas con el cuerpo, esa actividad gustó mucho. Tambien el pintar el retrato de Mozart si bien Arantza lo percibio como muy complejo pero realizo un dibujo inspirado por la musica (Sonata Facile).</text:p>
      <text:p text:style-name="P5"/>
      <text:p text:style-name="P5">Las actividades fueron de mucho movimiento corporal, los niños manifestaron agotamiento.</text:p>
      <text:p text:style-name="P5"/>
      <text:p text:style-name="P5"/>
      <text:p text:style-name="P5"/>
      <text:p text:style-name="P5"/>
      <text:p text:style-name="P5"/>
      <text:p text:style-name="P5"/>
      <text:p text:style-name="P7"><text:soft-page-break/>Martes 15 – 02</text:p>
      <text:p text:style-name="Standard"/>
      <text:p text:style-name="Standard">Asistencia de 8 niños: Arantza, Massimo, Rodri, Marcela, AnaPaula, Javier Ruiz, Emma, Juan</text:p>
      <text:p text:style-name="Standard"/>
      <text:p text:style-name="Standard">Arantza y Emma estaban cansadas por el paseo escolar que tuvieron en la mañana.</text:p>
      <text:p text:style-name="Standard">Javier participo mas pero estaba cohibido.</text:p>
      <text:p text:style-name="Standard">Marcela puede mantener el ritmo con apoyo al Igual que Arantza, JJ puedemantenerlo sin ayuda aunque se emociona y pierde a figura de trabajo.</text:p>
      <text:p text:style-name="P5">Los demás lo mantienen por periodos menores a un min.</text:p>
      <text:p text:style-name="P5"/>
      <text:p text:style-name="P5">*La mamá de Valeria informo que están sin carro.</text:p>
      <text:p text:style-name="P5">*Igual la mamá de L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1T14:28:30.863048091</meta:creation-date>
    <meta:generator>OpenOffice/4.1.11$Unix OpenOffice.org_project/4111m1$Build-9808</meta:generator>
    <meta:editing-cycles>0</meta:editing-cycles>
    <meta:editing-duration>P0D</meta:editing-duration>
    <meta:document-statistic meta:table-count="0" meta:image-count="0" meta:object-count="0" meta:page-count="2" meta:paragraph-count="28" meta:word-count="351" meta:character-count="2045"/>
  </office:meta>
</office:document-meta>
</file>